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text-properties style:font-name="Calibri" fo:font-size="12pt" fo:font-weight="bold" officeooo:paragraph-rsid="000959a8" style:font-size-asian="12pt" style:font-weight-asian="bold" style:font-size-complex="12pt"/>
    </style:style>
    <style:style style:name="P2" style:family="paragraph" style:parent-style-name="Standard">
      <style:paragraph-properties fo:line-height="115%"/>
      <style:text-properties style:font-name="Calibri" fo:font-size="12pt" fo:font-weight="bold" officeooo:rsid="000ac5db" officeooo:paragraph-rsid="000ac5db" style:font-size-asian="12pt" style:font-weight-asian="bold" style:font-size-complex="12pt"/>
    </style:style>
    <style:style style:name="P3" style:family="paragraph" style:parent-style-name="Standard">
      <style:paragraph-properties fo:line-height="115%"/>
      <style:text-properties style:font-name="Calibri" fo:font-size="12pt" fo:font-weight="bold" officeooo:rsid="000ac5db" officeooo:paragraph-rsid="000c5da0" style:font-size-asian="12pt" style:font-weight-asian="bold" style:font-size-complex="12pt"/>
    </style:style>
    <style:style style:name="P4" style:family="paragraph" style:parent-style-name="Standard">
      <style:paragraph-properties fo:line-height="115%"/>
      <style:text-properties style:font-name="Calibri" fo:font-size="12pt" fo:font-weight="bold" officeooo:rsid="000d68e7" officeooo:paragraph-rsid="000d68e7" style:font-size-asian="12pt" style:font-weight-asian="bold" style:font-size-complex="12pt"/>
    </style:style>
    <style:style style:name="P5" style:family="paragraph" style:parent-style-name="Standard">
      <style:paragraph-properties fo:line-height="115%"/>
      <style:text-properties style:font-name="Calibri" fo:font-size="12pt" officeooo:paragraph-rsid="000959a8" style:font-size-asian="12pt" style:font-size-complex="12pt"/>
    </style:style>
    <style:style style:name="P6" style:family="paragraph" style:parent-style-name="Standard" style:list-style-name="L4">
      <style:paragraph-properties fo:line-height="115%"/>
      <style:text-properties style:font-name="Calibri" fo:font-size="12pt" officeooo:paragraph-rsid="000d94bf" style:font-size-asian="12pt" style:font-size-complex="12pt"/>
    </style:style>
    <style:style style:name="P7" style:family="paragraph" style:parent-style-name="Standard" style:list-style-name="WWNum2">
      <style:paragraph-properties fo:line-height="115%"/>
      <style:text-properties style:font-name="Calibri" fo:font-size="12pt" officeooo:paragraph-rsid="000d94bf" style:font-size-asian="12pt" style:font-size-complex="12pt"/>
    </style:style>
    <style:style style:name="P8" style:family="paragraph" style:parent-style-name="Standard">
      <style:paragraph-properties fo:line-height="115%"/>
      <style:text-properties style:font-name="Calibri" fo:font-size="12pt" officeooo:rsid="000ac5db" officeooo:paragraph-rsid="000ac5db" style:font-size-asian="12pt" style:font-size-complex="12pt"/>
    </style:style>
    <style:style style:name="P9" style:family="paragraph" style:parent-style-name="Standard">
      <style:paragraph-properties fo:line-height="115%"/>
      <style:text-properties style:font-name="Calibri" fo:font-size="12pt" officeooo:rsid="000ac5db" officeooo:paragraph-rsid="000c5da0" style:font-size-asian="12pt" style:font-size-complex="12pt"/>
    </style:style>
    <style:style style:name="P10" style:family="paragraph" style:parent-style-name="Standard">
      <style:paragraph-properties fo:line-height="115%"/>
      <style:text-properties style:font-name="Calibri" fo:font-size="12pt" officeooo:rsid="000c5da0" officeooo:paragraph-rsid="000c5da0" style:font-size-asian="12pt" style:font-size-complex="12pt"/>
    </style:style>
    <style:style style:name="P11" style:family="paragraph" style:parent-style-name="Standard" style:list-style-name="L1">
      <style:paragraph-properties fo:line-height="115%"/>
      <style:text-properties style:font-name="Calibri" fo:font-size="12pt" officeooo:rsid="000d94bf" officeooo:paragraph-rsid="000d94bf" style:font-size-asian="12pt" style:font-size-complex="12pt"/>
    </style:style>
    <style:style style:name="P12" style:family="paragraph" style:parent-style-name="Standard" style:list-style-name="L2">
      <style:paragraph-properties fo:line-height="115%"/>
      <style:text-properties style:font-name="Calibri" fo:font-size="12pt" officeooo:rsid="000d94bf" officeooo:paragraph-rsid="000d94bf" style:font-size-asian="12pt" style:font-size-complex="12pt"/>
    </style:style>
    <style:style style:name="P13" style:family="paragraph" style:parent-style-name="Standard" style:list-style-name="WWNum2">
      <style:paragraph-properties fo:line-height="115%"/>
      <style:text-properties style:font-name="Calibri" fo:font-size="12pt" officeooo:rsid="000d94bf" officeooo:paragraph-rsid="000d94bf" style:font-size-asian="12pt" style:font-size-complex="12pt"/>
    </style:style>
    <style:style style:name="P14" style:family="paragraph" style:parent-style-name="Standard">
      <style:paragraph-properties fo:line-height="115%"/>
      <style:text-properties style:font-name="Calibri" fo:font-size="12pt" officeooo:rsid="000e8cf5" officeooo:paragraph-rsid="000e8cf5" style:font-size-asian="12pt" style:font-size-complex="12pt"/>
    </style:style>
    <style:style style:name="P15" style:family="paragraph" style:parent-style-name="List_20_Paragraph" style:list-style-name="WWNum2">
      <style:paragraph-properties fo:line-height="115%"/>
      <style:text-properties style:font-name="Calibri" fo:font-size="12pt" officeooo:paragraph-rsid="000959a8" style:font-size-asian="12pt" style:font-size-complex="12pt"/>
    </style:style>
    <style:style style:name="P16" style:family="paragraph" style:parent-style-name="List_20_Paragraph" style:list-style-name="WWNum2">
      <style:paragraph-properties fo:line-height="115%"/>
      <style:text-properties style:font-name="Calibri" fo:font-size="12pt" officeooo:paragraph-rsid="000a4455" style:font-size-asian="12pt" style:font-size-complex="12pt"/>
    </style:style>
    <style:style style:name="P17" style:family="paragraph" style:parent-style-name="List_20_Paragraph" style:list-style-name="WWNum2">
      <style:paragraph-properties fo:line-height="115%"/>
      <style:text-properties style:font-name="Calibri" fo:font-size="12pt" officeooo:paragraph-rsid="000c5da0" style:font-size-asian="12pt" style:font-size-complex="12pt"/>
    </style:style>
    <style:style style:name="P18" style:family="paragraph" style:parent-style-name="List_20_Paragraph" style:list-style-name="WWNum2">
      <style:paragraph-properties fo:line-height="115%"/>
      <style:text-properties style:font-name="Calibri" fo:font-size="12pt" officeooo:paragraph-rsid="000d94bf" style:font-size-asian="12pt" style:font-size-complex="12pt"/>
    </style:style>
    <style:style style:name="P19" style:family="paragraph" style:parent-style-name="List_20_Paragraph" style:list-style-name="WWNum2">
      <style:paragraph-properties fo:line-height="115%"/>
      <style:text-properties style:font-name="Calibri" fo:font-size="12pt" officeooo:rsid="000959a8" officeooo:paragraph-rsid="000959a8" style:font-size-asian="12pt" style:font-size-complex="12pt"/>
    </style:style>
    <style:style style:name="P20" style:family="paragraph" style:parent-style-name="List_20_Paragraph" style:list-style-name="WWNum2">
      <style:paragraph-properties fo:line-height="115%"/>
      <style:text-properties style:font-name="Calibri" fo:font-size="12pt" officeooo:rsid="000959a8" officeooo:paragraph-rsid="000a4455" style:font-size-asian="12pt" style:font-size-complex="12pt"/>
    </style:style>
    <style:style style:name="P21" style:family="paragraph" style:parent-style-name="List_20_Paragraph" style:list-style-name="WWNum2">
      <style:paragraph-properties fo:line-height="115%"/>
      <style:text-properties style:font-name="Calibri" fo:font-size="12pt" officeooo:rsid="000bd293" officeooo:paragraph-rsid="000bd293" style:font-size-asian="12pt" style:font-size-complex="12pt"/>
    </style:style>
    <style:style style:name="P22" style:family="paragraph" style:parent-style-name="List_20_Paragraph" style:list-style-name="WWNum2">
      <style:paragraph-properties fo:line-height="115%"/>
      <style:text-properties style:font-name="Calibri" fo:font-size="12pt" officeooo:rsid="000bd293" officeooo:paragraph-rsid="000c5da0" style:font-size-asian="12pt" style:font-size-complex="12pt"/>
    </style:style>
    <style:style style:name="P23" style:family="paragraph" style:parent-style-name="List_20_Paragraph" style:list-style-name="WWNum2">
      <style:paragraph-properties fo:line-height="115%"/>
      <style:text-properties style:font-name="Calibri" fo:font-size="12pt" officeooo:rsid="000ac5db" officeooo:paragraph-rsid="000ac5db" style:font-size-asian="12pt" style:font-size-complex="12pt"/>
    </style:style>
    <style:style style:name="P24" style:family="paragraph" style:parent-style-name="List_20_Paragraph" style:list-style-name="WWNum2">
      <style:paragraph-properties fo:line-height="115%"/>
      <style:text-properties style:font-name="Calibri" fo:font-size="12pt" officeooo:rsid="000ac5db" officeooo:paragraph-rsid="000c5da0" style:font-size-asian="12pt" style:font-size-complex="12pt"/>
    </style:style>
    <style:style style:name="P25" style:family="paragraph" style:parent-style-name="List_20_Paragraph" style:list-style-name="WWNum2">
      <style:paragraph-properties fo:line-height="115%"/>
      <style:text-properties style:font-name="Calibri" fo:font-size="12pt" officeooo:rsid="000d94bf" officeooo:paragraph-rsid="000d94bf" style:font-size-asian="12pt" style:font-size-complex="12pt"/>
    </style:style>
    <style:style style:name="P26" style:family="paragraph" style:parent-style-name="List_20_Paragraph" style:list-style-name="WWNum2">
      <style:paragraph-properties fo:line-height="115%"/>
      <style:text-properties style:font-name="Calibri" fo:font-size="12pt" officeooo:rsid="000e8cf5" officeooo:paragraph-rsid="000e8cf5" style:font-size-asian="12pt" style:font-size-complex="12pt"/>
    </style:style>
    <style:style style:name="P27" style:family="paragraph" style:parent-style-name="List_20_Paragraph" style:list-style-name="WWNum2">
      <style:paragraph-properties fo:line-height="115%"/>
      <style:text-properties style:font-name="Calibri" fo:font-size="12pt" officeooo:rsid="00118c09" officeooo:paragraph-rsid="00118c09" style:font-size-asian="12pt" style:font-size-complex="12pt"/>
    </style:style>
    <style:style style:name="P28" style:family="paragraph" style:parent-style-name="List_20_Paragraph" style:list-style-name="WWNum2">
      <style:paragraph-properties fo:margin-left="0cm" fo:margin-right="0cm" fo:line-height="115%" fo:text-indent="0cm" style:auto-text-indent="false"/>
      <style:text-properties style:font-name="Calibri" fo:font-size="12pt" officeooo:rsid="000959a8" officeooo:paragraph-rsid="000959a8" style:font-size-asian="12pt" style:font-size-complex="12pt"/>
    </style:style>
    <style:style style:name="P29" style:family="paragraph" style:parent-style-name="List_20_Paragraph" style:list-style-name="WWNum2">
      <style:paragraph-properties fo:margin-left="0cm" fo:margin-right="0cm" fo:line-height="115%" fo:text-indent="0cm" style:auto-text-indent="false"/>
      <style:text-properties style:font-name="Calibri" fo:font-size="12pt" officeooo:rsid="000959a8" officeooo:paragraph-rsid="000a4455" style:font-size-asian="12pt" style:font-size-complex="12pt"/>
    </style:style>
    <style:style style:name="P30" style:family="paragraph" style:parent-style-name="List_20_Paragraph">
      <style:paragraph-properties fo:margin-left="0cm" fo:margin-right="0cm" fo:line-height="115%" fo:text-indent="0cm" style:auto-text-indent="false"/>
      <style:text-properties style:font-name="Calibri" fo:font-size="12pt" officeooo:paragraph-rsid="000959a8" style:font-size-asian="12pt" style:font-size-complex="12pt"/>
    </style:style>
    <style:style style:name="P31" style:family="paragraph" style:parent-style-name="List_20_Paragraph" style:list-style-name="WWNum2">
      <style:paragraph-properties fo:margin-left="0cm" fo:margin-right="0cm" fo:line-height="115%" fo:text-indent="0cm" style:auto-text-indent="false"/>
      <style:text-properties style:font-name="Calibri" fo:font-size="12pt" officeooo:rsid="000ac5db" officeooo:paragraph-rsid="000ac5db" style:font-size-asian="12pt" style:font-size-complex="12pt"/>
    </style:style>
    <style:style style:name="P32" style:family="paragraph" style:parent-style-name="List_20_Paragraph" style:list-style-name="WWNum2">
      <style:paragraph-properties fo:margin-left="0cm" fo:margin-right="0cm" fo:line-height="115%" fo:text-indent="0cm" style:auto-text-indent="false"/>
      <style:text-properties style:font-name="Calibri" fo:font-size="12pt" officeooo:rsid="000ac5db" officeooo:paragraph-rsid="000c5da0" style:font-size-asian="12pt" style:font-size-complex="12pt"/>
    </style:style>
    <style:style style:name="P33" style:family="paragraph" style:parent-style-name="List_20_Paragraph" style:list-style-name="WWNum2">
      <style:paragraph-properties fo:margin-left="0cm" fo:margin-right="0cm" fo:line-height="115%" fo:text-indent="0cm" style:auto-text-indent="false"/>
      <style:text-properties style:font-name="Calibri" fo:font-size="12pt" officeooo:rsid="000c5da0" officeooo:paragraph-rsid="000c5da0" style:font-size-asian="12pt" style:font-size-complex="12pt"/>
    </style:style>
    <style:style style:name="P34" style:family="paragraph" style:parent-style-name="List_20_Paragraph" style:list-style-name="WWNum2">
      <style:paragraph-properties fo:margin-left="0cm" fo:margin-right="0cm" fo:line-height="115%" fo:text-indent="0cm" style:auto-text-indent="false"/>
      <style:text-properties style:font-name="Calibri" fo:font-size="12pt" style:text-underline-style="solid" style:text-underline-type="double" style:text-underline-width="auto" style:text-underline-color="font-color" officeooo:rsid="000c5da0" officeooo:paragraph-rsid="000c5da0" style:font-size-asian="12pt" style:font-size-complex="12pt"/>
    </style:style>
    <style:style style:name="T1" style:family="text">
      <style:text-properties officeooo:rsid="000959a8"/>
    </style:style>
    <style:style style:name="T2" style:family="text">
      <style:text-properties officeooo:rsid="000a4455"/>
    </style:style>
    <style:style style:name="T3" style:family="text">
      <style:text-properties officeooo:rsid="000ac5db"/>
    </style:style>
    <style:style style:name="T4" style:family="text">
      <style:text-properties officeooo:rsid="000bd293"/>
    </style:style>
    <style:style style:name="T5" style:family="text">
      <style:text-properties officeooo:rsid="000c5da0"/>
    </style:style>
    <style:style style:name="T6" style:family="text">
      <style:text-properties officeooo:rsid="000d94bf"/>
    </style:style>
    <style:style style:name="T7" style:family="text">
      <style:text-properties officeooo:rsid="000e8cf5"/>
    </style:style>
    <style:style style:name="T8" style:family="text">
      <style:text-properties officeooo:rsid="000fb8e5"/>
    </style:style>
    <style:style style:name="T9" style:family="text">
      <style:text-properties officeooo:rsid="00123419"/>
    </style:style>
    <style:style style:name="T10" style:family="text">
      <style:text-properties officeooo:rsid="00152713"/>
    </style:style>
    <style:style style:name="T11" style:family="text">
      <style:text-properties officeooo:rsid="001676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nuSelectionSubsystem</text:p>
      <text:list xml:id="list2721332648" text:style-name="WWNum2">
        <text:list-item>
          <text:p text:style-name="P15">The MenuSelectionSubsystem <text:span text:style-name="T3">is responsible for </text:span>allow<text:span text:style-name="T3">ing</text:span> the user to choose how they want to interact with the system. <text:span text:style-name="T1">They choose which menu to access to perform certain actions.</text:span></text:p>
        </text:list-item>
      </text:list>
      <text:p text:style-name="P5">MainWindow</text:p>
      <text:list xml:id="list5545374173010" text:continue-numbering="true" text:style-name="WWNum2">
        <text:list-item>
          <text:p text:style-name="P15"><text:span text:style-name="T2">The MainWindow allows </text:span>the user <text:span text:style-name="T3">to </text:span>decide if they want to log in to StaffHomepage or ClientHomepage. <text:span text:style-name="T2">It c</text:span>hecks for <text:span text:style-name="T2">a</text:span> valid email if <text:span text:style-name="T2">the </text:span>user is trying to log in as an existing Client.</text:p>
        </text:list-item>
      </text:list>
      <text:p text:style-name="P5">StaffHomepage</text:p>
      <text:list xml:id="list5544437849653" text:continue-numbering="true" text:style-name="WWNum2">
        <text:list-item>
          <text:p text:style-name="P15"><text:span text:style-name="T1">The StaffHomepage provides access to several menus which further encapsulate the functionality that staff members can execute</text:span>.</text:p>
          <text:p text:style-name="P28">StaffClientMenu</text:p>
        </text:list-item>
        <text:list-item>
          <text:p text:style-name="P19"><text:span text:style-name="T2">The StaffClientMenu a</text:span>llows the staff member access to viewing and adding <text:span text:style-name="T11">ClientProfiles</text:span>.</text:p>
          <text:p text:style-name="P29"><text:span text:style-name="T2">Algorithm</text:span>Menu</text:p>
        </text:list-item>
        <text:list-item>
          <text:p text:style-name="P16"><text:span text:style-name="T2">The AlgorithmMenu allows the staff member access to running the algorithm and viewing the results output by the algorithm.</text:span></text:p>
          <text:p text:style-name="P29"><text:span text:style-name="T2">Animal</text:span>Menu</text:p>
        </text:list-item>
        <text:list-item>
          <text:p text:style-name="P20"><text:span text:style-name="T2">The AnimalMenu a</text:span>llows the staff <text:span text:style-name="T2">m</text:span>ember access to viewing and adding <text:span text:style-name="T11">AnimalProfiles</text:span>.</text:p>
        </text:list-item>
      </text:list>
      <text:p text:style-name="P5">ClientHomepage</text:p>
      <text:list xml:id="list5544493277978" text:continue-numbering="true" text:style-name="WWNum2">
        <text:list-item>
          <text:p text:style-name="P15"><text:span text:style-name="T1">The ClientHomepage provides access to a menu which further encapsulates the functionality that Clients can execute</text:span>. <text:span text:style-name="T1">It also provides access to the ViewAnimal class, allowing clients to view the AnimalProfiles of the animals in the shelter.</text:span></text:p>
          <text:p text:style-name="P29"><text:span text:style-name="T2">Client</text:span>ClientMenu</text:p>
        </text:list-item>
        <text:list-item>
          <text:p text:style-name="P20"><text:span text:style-name="T2">The ClientClientMenu a</text:span>llows <text:span text:style-name="T2">a client </text:span>access to viewing and <text:span text:style-name="T2">editing their own</text:span> <text:span text:style-name="T11">ClientProfile</text:span>.</text:p>
        </text:list-item>
      </text:list>
      <text:p text:style-name="P30"/>
      <text:p text:style-name="P2">ClientSubsystem</text:p>
      <text:list xml:id="list5543889779786" text:continue-numbering="true" text:style-name="WWNum2">
        <text:list-item>
          <text:p text:style-name="P18">The <text:span text:style-name="T3">ClientSubsystem is responsible for handling everything relating to the Client type of user of the cuACS system. It is specifically responsible for loading ClientProfiles from persistent storage, handling adding clients and allowing those clients to edit their profiles, and viewing the clients.</text:span></text:p>
        </text:list-item>
      </text:list>
      <text:p text:style-name="P8">AddClient</text:p>
      <text:list xml:id="list5545670102467" text:continue-numbering="true" text:style-name="WWNum2">
        <text:list-item>
          <text:p text:style-name="P21">The AddClient class provides the functionality for adding a new <text:span text:style-name="T10">ClientProfile</text:span> to the system.</text:p>
        </text:list-item>
      </text:list>
      <text:p text:style-name="P8">ViewClient</text:p>
      <text:list xml:id="list5543819180056" text:continue-numbering="true" text:style-name="WWNum2">
        <text:list-item>
          <text:p text:style-name="P21">The ViewClient class provides functionality for displaying a <text:span text:style-name="T10">ClientProfile’s</text:span> information.</text:p>
        </text:list-item>
      </text:list>
      <text:p text:style-name="P8">EditClient</text:p>
      <text:list xml:id="list5544519734924" text:continue-numbering="true" text:style-name="WWNum2">
        <text:list-item>
          <text:p text:style-name="P23">The EditClient class <text:span text:style-name="T4">provides the facilities for editing the information contained in a ClientProfile.</text:span></text:p>
          <text:p text:style-name="P31">ClientProfile</text:p>
        </text:list-item>
        <text:list-item>
          <text:p text:style-name="P23"><text:soft-page-break/>The ClientProfile class represents t<text:span text:style-name="T4">he locally stored (non-persistent) client</text:span> profile<text:span text:style-name="T4">s</text:span> which <text:span text:style-name="T4">are</text:span> acted upon by AddClient, ViewClient, and EditClient <text:span text:style-name="T4">and are loaded into the system on startup</text:span>.</text:p>
          <text:p text:style-name="P31">ClientStorage</text:p>
        </text:list-item>
        <text:list-item>
          <text:p text:style-name="P23">The ClientStorage class <text:span text:style-name="T4">is responsible for communicating between the locally</text:span> stored <text:span text:style-name="T10">ClientProfiles</text:span> loaded at runtime <text:span text:style-name="T4">and the persistent storage where all client profiles are saved to and loaded from.</text:span></text:p>
        </text:list-item>
      </text:list>
      <text:p text:style-name="P5"/>
      <text:p text:style-name="P3"><text:span text:style-name="T5">Animal</text:span>Subsystem</text:p>
      <text:list xml:id="list5545936115969" text:continue-numbering="true" text:style-name="WWNum2">
        <text:list-item>
          <text:p text:style-name="P17">The <text:span text:style-name="T5">AnimalSubsystem is responsible for handling everything relating to the Animals of the cuACS system. It is specifically responsible for loading AnimalProfiles from persistent storage, handling adding animals and editing their profiles, and viewing the animals.</text:span></text:p>
        </text:list-item>
      </text:list>
      <text:p text:style-name="P9">Add<text:span text:style-name="T5">Animal</text:span></text:p>
      <text:list xml:id="list5544807364215" text:continue-numbering="true" text:style-name="WWNum2">
        <text:list-item>
          <text:p text:style-name="P22">The Add<text:span text:style-name="T5">Animal </text:span>class provides the functionality for adding a new <text:span text:style-name="T9">AnimalP</text:span>rofile to the system.</text:p>
        </text:list-item>
      </text:list>
      <text:p text:style-name="P9">View<text:span text:style-name="T5">Animal</text:span></text:p>
      <text:list xml:id="list5544562942875" text:continue-numbering="true" text:style-name="WWNum2">
        <text:list-item>
          <text:p text:style-name="P22">The ViewClient class provides functionality for displaying a<text:span text:style-name="T5">n AnimalProfile’s</text:span> information.</text:p>
        </text:list-item>
      </text:list>
      <text:p text:style-name="P9">Edit<text:span text:style-name="T5">Animal</text:span></text:p>
      <text:list xml:id="list5544675731056" text:continue-numbering="true" text:style-name="WWNum2">
        <text:list-item>
          <text:p text:style-name="P24">The Edit<text:span text:style-name="T5">Animal</text:span> class <text:span text:style-name="T4">provides the facilities for editing the information contained in an AnimalProfile.</text:span></text:p>
          <text:p text:style-name="P32"><text:span text:style-name="T5">Animal</text:span>Profile</text:p>
        </text:list-item>
        <text:list-item>
          <text:p text:style-name="P24">The <text:span text:style-name="T5">Animal</text:span>Profile class represents t<text:span text:style-name="T4">he locally stored (non-persistent) animal</text:span> profile<text:span text:style-name="T4">s</text:span> which <text:span text:style-name="T4">are</text:span> acted upon by Add<text:span text:style-name="T5">Animal</text:span>, <text:span text:style-name="T5">ViewAnimal</text:span>, and <text:span text:style-name="T5">EditAnimal</text:span> <text:span text:style-name="T4">and are loaded into the system on startup</text:span>. <text:span text:style-name="T8">It includes five sub-classes for handling profile information for each type of animal.</text:span></text:p>
        </text:list-item>
      </text:list>
      <text:p text:style-name="P10">Rabbit</text:p>
      <text:list xml:id="list3571354968" text:style-name="L1">
        <text:list-item>
          <text:p text:style-name="P11">The Rabbit class represents the unique animal profile for rabbits containing rabbit-specific attributes in addition to basic animal ones.</text:p>
        </text:list-item>
      </text:list>
      <text:p text:style-name="P10">Lizard</text:p>
      <text:list xml:id="list2999163779" text:style-name="L2">
        <text:list-item>
          <text:p text:style-name="P12">The Lizard class represents the unique animal profile for lizards containing lizard-specific attributes in addition to basic animal ones.</text:p>
        </text:list-item>
      </text:list>
      <text:p text:style-name="P10">Bird</text:p>
      <text:list xml:id="list3502515398" text:style-name="L4">
        <text:list-item>
          <text:p text:style-name="P6"><text:span text:style-name="T6">The Bird class represents the unique animal profile for birds containing bird-specific attributes in addition to basic animal ones.</text:span></text:p>
        </text:list-item>
      </text:list>
      <text:list xml:id="list5544818195050" text:continue-list="list5544675731056" text:style-name="WWNum2">
        <text:list-header>
          <text:p text:style-name="P33">Cat</text:p>
        </text:list-header>
        <text:list-item>
          <text:p text:style-name="P7"><text:span text:style-name="T6">The Cat class represents the unique animal profile for cats containing cat-specific attributes in addition to basic animal ones.</text:span></text:p>
          <text:p text:style-name="P33">Dog</text:p>
        </text:list-item>
        <text:list-item>
          <text:p text:style-name="P13">The Dog class represents the unique animal profile for dogs containing dog-specific attributes in addition to basic animal ones.</text:p>
          <text:p text:style-name="P34"><text:soft-page-break/></text:p>
          <text:p text:style-name="P33">AnimalStorage</text:p>
        </text:list-item>
        <text:list-item>
          <text:p text:style-name="P17"><text:span text:style-name="T3">The AnimalStorage class is responsible for communicating between the locally stored animal profiles loaded at run-time and the persistent storage where all animal profiles are saved to and loaded from.</text:span></text:p>
        </text:list-item>
      </text:list>
      <text:p text:style-name="P1">StorageSubsystem</text:p>
      <text:list xml:id="list5545462915070" text:continue-numbering="true" text:style-name="WWNum2">
        <text:list-item>
          <text:p text:style-name="P26">The StorageSubsystem is <text:span text:style-name="T8">responsible</text:span> for the persistent storage of all ClientProfiles and AnimalProfiles.</text:p>
        </text:list-item>
      </text:list>
      <text:p text:style-name="P5">DatabaseStorage</text:p>
      <text:list xml:id="list5544285263305" text:continue-numbering="true" text:style-name="WWNum2">
        <text:list-item>
          <text:p text:style-name="P15"><text:span text:style-name="T7">DatabaseStorage is the p</text:span>ersistent storage for all Animal<text:span text:style-name="T7">Profiles and ClientProfiles</text:span>. Used by <text:span text:style-name="T7">ClientStorage and AnimalStorage</text:span> at startup to create new Animal/Client objects from database data, <text:span text:style-name="T7">by those same classes when storing newly added or edited profiles, and by the Algorithm when reading profiles to determine matches</text:span>.</text:p>
        </text:list-item>
      </text:list>
      <text:p text:style-name="P4">AlgorithmSubsystem</text:p>
      <text:list xml:id="list5545138544117" text:continue-numbering="true" text:style-name="WWNum2">
        <text:list-item>
          <text:p text:style-name="P25">The AlgorithmSubsystem is responsible for <text:span text:style-name="T7">handling the operation of the Animal-Client matching (ACM) algorithm.</text:span></text:p>
        </text:list-item>
      </text:list>
      <text:p text:style-name="P14">RunAlgorithm</text:p>
      <text:list xml:id="list5543979035451" text:continue-numbering="true" text:style-name="WWNum2">
        <text:list-item>
          <text:p text:style-name="P27">The RunAlgorithm class controls the running of the ACM algorithm. It is used to launch an instance of the matching algorithm to compute the optimal matches between Clients and Animals.</text:p>
        </text:list-item>
      </text:list>
      <text:p text:style-name="P14">ViewResults</text:p>
      <text:list xml:id="list5544859030304" text:continue-numbering="true" text:style-name="WWNum2">
        <text:list-item>
          <text:p text:style-name="P27">The ViewResults class displays results of the most recent run of the ACM algorith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21:57:48.297189077</meta:creation-date>
    <dc:date>2019-03-21T00:55:43.710196912</dc:date>
    <meta:editing-duration>PT26M12S</meta:editing-duration>
    <meta:editing-cycles>12</meta:editing-cycles>
    <meta:generator>LibreOffice/6.1.5.2$Linux_X86_64 LibreOffice_project/10$Build-2</meta:generator>
    <meta:document-statistic meta:table-count="0" meta:image-count="0" meta:object-count="0" meta:page-count="3" meta:paragraph-count="61" meta:word-count="736" meta:character-count="4960" meta:non-whitespace-character-count="4325"/>
  </office:meta>
</office:document-meta>
</file>